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1172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1" table:default-cell-style-name="ce2"/>
        <table:table-row table:style-name="ro1">
          <table:table-cell/>
          <table:table-cell table:style-name="ce1" office:value-type="string" calcext:value-type="string">
            <text:p>A – Z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@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q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table:number-columns-repeated="20"/>
        </table:table-row>
        <table:table-row table:style-name="ro1">
          <table:table-cell table:number-columns-repeated="2" office:value-type="string" calcext:value-type="string">
            <text:p>q3</text:p>
          </table:table-cell>
          <table:table-cell/>
          <table:table-cell office:value-type="string" calcext:value-type="string">
            <text:p>q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/>
          <table:table-cell office:value-type="string" calcext:value-type="string">
            <text:p>q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3"/>
          <table:table-cell office:value-type="string" calcext:value-type="string">
            <text:p>q6</text:p>
          </table:table-cell>
          <table:table-cell table:number-columns-repeated="8"/>
          <table:table-cell office:value-type="string" calcext:value-type="string">
            <text:p>q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4"/>
          <table:table-cell office:value-type="string" calcext:value-type="string">
            <text:p>q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5"/>
          <table:table-cell office:value-type="string" calcext:value-type="string">
            <text:p>q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6"/>
          <table:table-cell office:value-type="string" calcext:value-type="string">
            <text:p>q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7"/>
          <table:table-cell office:value-type="string" calcext:value-type="string">
            <text:p>q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8"/>
          <table:table-cell office:value-type="string" calcext:value-type="string">
            <text:p>q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9"/>
          <table:table-cell office:value-type="string" calcext:value-type="string">
            <text:p>q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10"/>
          <table:table-cell office:value-type="string" calcext:value-type="string">
            <text:p>q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11"/>
          <table:table-cell office:value-type="string" calcext:value-type="string">
            <text:p>q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4</text:p>
          </table:table-cell>
          <table:table-cell/>
          <table:table-cell office:value-type="string" calcext:value-type="string">
            <text:p>q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12"/>
          <table:table-cell office:value-type="string" calcext:value-type="string">
            <text:p>q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13"/>
          <table:table-cell office:value-type="string" calcext:value-type="string">
            <text:p>q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14"/>
          <table:table-cell office:value-type="string" calcext:value-type="string">
            <text:p>q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15"/>
          <table:table-cell office:value-type="string" calcext:value-type="string">
            <text:p>q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9</text:p>
          </table:table-cell>
          <table:table-cell/>
          <table:table-cell office:value-type="string" calcext:value-type="string">
            <text:p>q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16"/>
          <table:table-cell office:value-type="string" calcext:value-type="string">
            <text:p>q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17"/>
          <table:table-cell office:value-type="string" calcext:value-type="string">
            <text:p>q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18"/>
          <table:table-cell office:value-type="string" calcext:value-type="string">
            <text:p>q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</text:p>
          </table:table-cell>
          <table:table-cell/>
          <table:table-cell office:value-type="string" calcext:value-type="string">
            <text:p>q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24</text:p>
          </table:table-cell>
          <table:table-cell table:number-columns-repeated="19"/>
          <table:table-cell office:value-type="string" calcext:value-type="string">
            <text:p>q25</text:p>
          </table:table-cell>
          <table:table-cell/>
        </table:table-row>
        <table:table-row table:style-name="ro1">
          <table:table-cell office:value-type="string" calcext:value-type="string">
            <text:p>q25</text:p>
          </table:table-cell>
          <table:table-cell table:number-columns-repeated="20"/>
          <table:table-cell office:value-type="string" calcext:value-type="string">
            <text:p>q26</text:p>
          </table:table-cell>
        </table:table-row>
        <table:table-row table:style-name="ro1">
          <table:table-cell office:value-type="string" calcext:value-type="string">
            <text:p>q2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6:40:01.052921010</meta:creation-date>
    <dc:date>2022-09-27T17:06:56.479505929</dc:date>
    <meta:editing-duration>PT5M36S</meta:editing-duration>
    <meta:editing-cycles>1</meta:editing-cycles>
    <meta:document-statistic meta:table-count="1" meta:cell-count="77" meta:object-count="0"/>
    <meta:generator>LibreOffice/6.4.7.2$Linux_X86_64 LibreOffice_project/40$Build-2</meta:generator>
  </office:meta>
</office:document-meta>
</file>